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2c4" officeooo:paragraph-rsid="000c72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picamera</text:p>
      <text:p text:style-name="P1">import picamera.array</text:p>
      <text:p text:style-name="P1"/>
      <text:p text:style-name="P1"># create a camera</text:p>
      <text:p text:style-name="P1">camera = picamera.PiCamera()</text:p>
      <text:p text:style-name="P1"/>
      <text:p text:style-name="P1"># create an array</text:p>
      <text:p text:style-name="P1">output = picamera.array.PiRGBArray(camera)</text:p>
      <text:p text:style-name="P1"/>
      <text:p text:style-name="P1"># do the capture</text:p>
      <text:p text:style-name="P1">camera.capture(output, 'rgb')</text:p>
      <text:p text:style-name="P1"/>
      <text:p text:style-name="P1"># now do whatever you want with 'output'</text:p>
      <text:p text:style-name="P1">output.array[23,42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23:48:54.540774281</meta:creation-date>
    <dc:date>2016-08-12T01:15:13.524184580</dc:date>
    <meta:editing-duration>PT1H16M8S</meta:editing-duration>
    <meta:editing-cycles>1</meta:editing-cycles>
    <meta:document-statistic meta:table-count="0" meta:image-count="0" meta:object-count="0" meta:page-count="1" meta:paragraph-count="10" meta:word-count="33" meta:character-count="244" meta:non-whitespace-character-count="221"/>
    <meta:generator>LibreOffice/5.1.4.2$Linux_X86_64 LibreOffice_project/10m0$Build-2</meta:generator>
  </office:meta>
</office:document-meta>
</file>